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sionMessages.msgVersionInfo( String versionName , String build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Messages.msgGetCopyr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